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8.025cm" svg:height="0.962cm" svg:x="5.975cm" svg:y="2cm">
          <draw:text-box>
            <text:p>Toonloop 1.4 GST Pipeline</text:p>
          </draw:text-box>
        </draw:frame>
        <draw:custom-shape draw:style-name="gr2" draw:text-style-name="P1" draw:id="id1" draw:layer="layout" svg:width="6cm" svg:height="1.5cm" svg:x="2.5cm" svg:y="4cm">
          <text:p text:style-name="P1">v4l2sr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6cm" svg:height="1.5cm" svg:x="2.5cm" svg:y="6.5cm">
          <text:p text:style-name="P1">caps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3" draw:layer="layout" svg:width="6cm" svg:height="1.5cm" svg:x="2.5cm" svg:y="9cm">
          <text:p text:style-name="P1">ffmpegcolorspa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6cm" svg:height="1.5cm" svg:x="2.5cm" svg:y="15.5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6cm" svg:height="1.5cm" svg:x="2.5cm" svg:y="18cm">
          <text:p text:style-name="P1">gdkpixbufsin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4" draw:layer="layout" svg:width="6cm" svg:height="1.5cm" svg:x="2.5cm" svg:y="11.5cm">
          <text:p text:style-name="P1">t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7" draw:layer="layout" svg:width="6cm" svg:height="1.5cm" svg:x="9.5cm" svg:y="15.5cm">
          <text:p text:style-name="P1">queu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8" draw:layer="layout" svg:width="6cm" svg:height="1.5cm" svg:x="9.5cm" svg:y="23cm">
          <text:p text:style-name="P1">gluploa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5.5cm" svg:y1="5.5cm" svg:x2="5.5cm" svg:y2="6.5cm" draw:start-shape="id1" draw:start-glue-point="2" draw:end-shape="id2" draw:end-glue-point="0" svg:d="m5500 5500v1000">
          <text:p/>
        </draw:connector>
        <draw:connector draw:style-name="gr3" draw:text-style-name="P1" draw:layer="layout" draw:type="line" svg:x1="5.5cm" svg:y1="8cm" svg:x2="5.5cm" svg:y2="9cm" draw:start-shape="id2" draw:start-glue-point="2" draw:end-shape="id3" draw:end-glue-point="0" svg:d="m5500 8000v1000">
          <text:p/>
        </draw:connector>
        <draw:connector draw:style-name="gr3" draw:text-style-name="P1" draw:layer="layout" draw:type="line" svg:x1="5.5cm" svg:y1="10.5cm" svg:x2="5.5cm" svg:y2="11.5cm" draw:start-shape="id3" draw:start-glue-point="2" draw:end-shape="id4" draw:end-glue-point="0" svg:d="m5500 10500v1000">
          <text:p/>
        </draw:connector>
        <draw:connector draw:style-name="gr3" draw:text-style-name="P1" draw:layer="layout" draw:type="line" svg:x1="5.5cm" svg:y1="13cm" svg:x2="5.5cm" svg:y2="15.5cm" draw:start-shape="id4" draw:start-glue-point="2" draw:end-shape="id5" draw:end-glue-point="0" svg:d="m5500 13000v2500">
          <text:p/>
        </draw:connector>
        <draw:connector draw:style-name="gr3" draw:text-style-name="P1" draw:layer="layout" draw:type="line" svg:x1="5.5cm" svg:y1="17cm" svg:x2="5.5cm" svg:y2="18cm" draw:start-shape="id5" draw:start-glue-point="2" draw:end-shape="id6" draw:end-glue-point="0" svg:d="m5500 17000v1000">
          <text:p/>
        </draw:connector>
        <draw:connector draw:style-name="gr3" draw:text-style-name="P1" draw:layer="layout" draw:type="line" svg:x1="12.5cm" svg:y1="17cm" svg:x2="12.5cm" svg:y2="23cm" draw:start-shape="id7" draw:start-glue-point="2" draw:end-shape="id8" draw:end-glue-point="0" svg:d="m12500 17000v6000">
          <text:p/>
        </draw:connector>
        <draw:connector draw:style-name="gr3" draw:text-style-name="P1" draw:layer="layout" svg:x1="5.5cm" svg:y1="13cm" svg:x2="12.5cm" svg:y2="15.5cm" draw:start-shape="id4" draw:start-glue-point="2" draw:end-shape="id7" draw:end-glue-point="0" svg:d="m5500 13000v1251h7000v1249">
          <text:p/>
        </draw:connector>
        <draw:custom-shape draw:style-name="gr2" draw:text-style-name="P1" draw:id="id9" draw:layer="layout" svg:width="6cm" svg:height="1.5cm" svg:x="2.5cm" svg:y="20.5cm">
          <text:p text:style-name="P1">PIL.Im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0" draw:layer="layout" svg:width="6cm" svg:height="1.5cm" svg:x="2.5cm" svg:y="23cm">
          <text:p text:style-name="P1">OpenGL Textu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5.5cm" svg:y1="22cm" svg:x2="5.5cm" svg:y2="23cm" draw:start-shape="id9" draw:start-glue-point="2" draw:end-shape="id10" draw:end-glue-point="0" svg:d="m5500 220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lexandre Quessy</meta:initial-creator>
    <meta:creation-date>2010-02-07T10:30:13</meta:creation-date>
    <dc:date>2010-02-07T10:39:41</dc:date>
    <dc:creator>Alexandre Quessy</dc:creator>
    <meta:editing-duration>PT00H09M29S</meta:editing-duration>
    <meta:editing-cycles>7</meta:editing-cycles>
    <meta:generator>OpenOffice.org/3.1$Linux OpenOffice.org_project/310m19$Build-9420</meta:generator>
    <meta:document-statistic meta:object-count="19"/>
  </office:meta>
</office:document-meta>
</file>